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be51" officeooo:paragraph-rsid="0014be51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4be51" officeooo:paragraph-rsid="0014be51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be51" officeooo:paragraph-rsid="0014be5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4be51" officeooo:paragraph-rsid="0014be51" style:font-style-asian="italic" style:font-weight-asian="bold" style:font-style-complex="italic" style:font-weight-complex="bold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officeooo:rsid="0014be51" officeooo:paragraph-rsid="00165be4"/>
    </style:style>
    <style:style style:name="P6" style:family="paragraph" style:parent-style-name="Standard" style:list-style-name="L3">
      <style:text-properties style:text-underline-style="solid" style:text-underline-width="auto" style:text-underline-color="font-color" officeooo:rsid="0014be51" officeooo:paragraph-rsid="00165be4"/>
    </style:style>
    <style:style style:name="P7" style:family="paragraph" style:parent-style-name="Standard" style:list-style-name="L6">
      <style:text-properties style:text-underline-style="solid" style:text-underline-width="auto" style:text-underline-color="font-color" officeooo:rsid="0014be51" officeooo:paragraph-rsid="00165be4"/>
    </style:style>
    <style:style style:name="P8" style:family="paragraph" style:parent-style-name="Standard" style:list-style-name="L7">
      <style:text-properties style:text-underline-style="solid" style:text-underline-width="auto" style:text-underline-color="font-color" officeooo:rsid="0014be51" officeooo:paragraph-rsid="00165be4"/>
    </style:style>
    <style:style style:name="P9" style:family="paragraph" style:parent-style-name="Standard" style:list-style-name="L9">
      <style:text-properties style:text-underline-style="solid" style:text-underline-width="auto" style:text-underline-color="font-color" officeooo:rsid="0014be51" officeooo:paragraph-rsid="00165be4"/>
    </style:style>
    <style:style style:name="P10" style:family="paragraph" style:parent-style-name="Standard" style:list-style-name="L10">
      <style:text-properties style:text-underline-style="solid" style:text-underline-width="auto" style:text-underline-color="font-color" officeooo:rsid="0014be51" officeooo:paragraph-rsid="00165be4"/>
    </style:style>
    <style:style style:name="P11" style:family="paragraph" style:parent-style-name="Standard" style:list-style-name="L12">
      <style:text-properties style:text-underline-style="solid" style:text-underline-width="auto" style:text-underline-color="font-color" officeooo:rsid="0014be51" officeooo:paragraph-rsid="00165be4"/>
    </style:style>
    <style:style style:name="P12" style:family="paragraph" style:parent-style-name="Standard" style:list-style-name="L14">
      <style:text-properties style:text-underline-style="solid" style:text-underline-width="auto" style:text-underline-color="font-color" officeooo:rsid="0014be51" officeooo:paragraph-rsid="00165be4"/>
    </style:style>
    <style:style style:name="P13" style:family="paragraph" style:parent-style-name="Standard" style:list-style-name="L8">
      <style:text-properties officeooo:rsid="0014be51" officeooo:paragraph-rsid="00165be4"/>
    </style:style>
    <style:style style:name="P14" style:family="paragraph" style:parent-style-name="Standard" style:list-style-name="L8">
      <style:text-properties officeooo:rsid="0014be51" officeooo:paragraph-rsid="0018b41d"/>
    </style:style>
    <style:style style:name="P15" style:family="paragraph" style:parent-style-name="Standard" style:list-style-name="L11">
      <style:text-properties officeooo:rsid="0014be51" officeooo:paragraph-rsid="0018b41d"/>
    </style:style>
    <style:style style:name="P16" style:family="paragraph" style:parent-style-name="Standard">
      <style:text-properties officeooo:rsid="0014be51" officeooo:paragraph-rsid="0014be51"/>
    </style:style>
    <style:style style:name="P17" style:family="paragraph" style:parent-style-name="Standard" style:list-style-name="L16">
      <style:text-properties officeooo:rsid="0014be51" officeooo:paragraph-rsid="0014be51" fo:background-color="transparent"/>
    </style:style>
    <style:style style:name="P18" style:family="paragraph" style:parent-style-name="Standard" style:list-style-name="L17">
      <style:text-properties officeooo:rsid="0014be51" officeooo:paragraph-rsid="0014be51" fo:background-color="transparent"/>
    </style:style>
    <style:style style:name="P19" style:family="paragraph" style:parent-style-name="Standard" style:list-style-name="L1">
      <style:paragraph-properties fo:margin-left="2.223cm" fo:margin-right="0cm" fo:text-indent="-0.635cm" style:auto-text-indent="false"/>
      <style:text-properties officeooo:rsid="0014be51" officeooo:paragraph-rsid="00165be4"/>
    </style:style>
    <style:style style:name="P20" style:family="paragraph" style:parent-style-name="Standard" style:list-style-name="L2">
      <style:paragraph-properties fo:margin-left="2.223cm" fo:margin-right="0cm" fo:text-indent="-0.635cm" style:auto-text-indent="false"/>
      <style:text-properties officeooo:rsid="0014be51" officeooo:paragraph-rsid="00165be4"/>
    </style:style>
    <style:style style:name="P21" style:family="paragraph" style:parent-style-name="Standard" style:list-style-name="L4">
      <style:paragraph-properties fo:margin-left="2.223cm" fo:margin-right="0cm" fo:text-indent="-0.635cm" style:auto-text-indent="false"/>
      <style:text-properties officeooo:rsid="0014be51" officeooo:paragraph-rsid="00165be4"/>
    </style:style>
    <style:style style:name="P22" style:family="paragraph" style:parent-style-name="Standard" style:list-style-name="L5">
      <style:paragraph-properties fo:margin-left="2.223cm" fo:margin-right="0cm" fo:text-indent="-0.635cm" style:auto-text-indent="false"/>
      <style:text-properties officeooo:rsid="0014be51" officeooo:paragraph-rsid="00165be4"/>
    </style:style>
    <style:style style:name="P23" style:family="paragraph" style:parent-style-name="Standard" style:list-style-name="L7">
      <style:paragraph-properties fo:margin-left="2.223cm" fo:margin-right="0cm" fo:text-indent="-0.635cm" style:auto-text-indent="false"/>
      <style:text-properties officeooo:rsid="0014be51" officeooo:paragraph-rsid="00165be4"/>
    </style:style>
    <style:style style:name="P24" style:family="paragraph" style:parent-style-name="Standard" style:list-style-name="L10">
      <style:paragraph-properties fo:margin-left="2.223cm" fo:margin-right="0cm" fo:text-indent="-0.635cm" style:auto-text-indent="false"/>
      <style:text-properties officeooo:rsid="0014be51" officeooo:paragraph-rsid="00165be4"/>
    </style:style>
    <style:style style:name="P25" style:family="paragraph" style:parent-style-name="Standard" style:list-style-name="L13">
      <style:paragraph-properties fo:margin-left="2.223cm" fo:margin-right="0cm" fo:text-indent="-0.635cm" style:auto-text-indent="false"/>
      <style:text-properties officeooo:rsid="0014be51" officeooo:paragraph-rsid="00165be4"/>
    </style:style>
    <style:style style:name="P26" style:family="paragraph" style:parent-style-name="Standard" style:list-style-name="L15">
      <style:paragraph-properties fo:margin-left="2.223cm" fo:margin-right="0cm" fo:text-indent="-0.635cm" style:auto-text-indent="false"/>
      <style:text-properties officeooo:rsid="0014be51" officeooo:paragraph-rsid="00165be4"/>
    </style:style>
    <style:style style:name="T1" style:family="text">
      <style:text-properties officeooo:rsid="00180e50"/>
    </style:style>
    <style:style style:name="T2" style:family="text">
      <style:text-properties officeooo:rsid="0018b4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CU0:</text:p>
      <text:list xml:id="list8766856779658786136" text:style-name="L1">
        <text:list-item>
          <text:p text:style-name="P5">Receives: </text:p>
        </text:list-item>
        <text:list-item>
          <text:p text:style-name="P19">Fuel Level (10 bits) (from ECU3),</text:p>
        </text:list-item>
        <text:list-item>
          <text:p text:style-name="P19">Engine Coolant Temperature (10 bits) (from ECU4),</text:p>
        </text:list-item>
        <text:list-item>
          <text:p text:style-name="P19">Alive Signal (1 bit) (from ECU1).</text:p>
        </text:list-item>
        <text:list-item>
          <text:p text:style-name="P5">Sends:</text:p>
        </text:list-item>
      </text:list>
      <text:list xml:id="list6791906656361598224" text:style-name="L2">
        <text:list-item>
          <text:p text:style-name="P20">Light Sensor Value (10 bits),</text:p>
        </text:list-item>
        <text:list-item>
          <text:p text:style-name="P20">Door<text:span text:style-name="T2">s</text:span> (2 bits),</text:p>
        </text:list-item>
        <text:list-item>
          <text:p text:style-name="P20">Fuel Level Warning (1 bit),</text:p>
        </text:list-item>
        <text:list-item>
          <text:p text:style-name="P20">Engine Cooling Warning (1 bit),</text:p>
        </text:list-item>
        <text:list-item>
          <text:p text:style-name="P20">Alive Signal (1 bit),</text:p>
        </text:list-item>
        <text:list-item>
          <text:p text:style-name="P20">Error Message (1 bit) if ECU1 is not present.</text:p>
        </text:list-item>
      </text:list>
      <text:p text:style-name="P1"/>
      <text:p text:style-name="P4">ECU1:</text:p>
      <text:list xml:id="list3008161402267398567" text:style-name="L3">
        <text:list-item>
          <text:p text:style-name="P6">Receives: </text:p>
        </text:list-item>
      </text:list>
      <text:list xml:id="list7829209686122282981" text:style-name="L4">
        <text:list-item>
          <text:p text:style-name="P21">Speed (10 bits) (from ECU4),</text:p>
        </text:list-item>
        <text:list-item>
          <text:p text:style-name="P21">Non-Driven Wheels Speed (10 bits) (from ECU2),</text:p>
        </text:list-item>
        <text:list-item>
          <text:p text:style-name="P21">Alive Signal (1 bit) (from ECU2).</text:p>
        </text:list-item>
      </text:list>
      <text:list xml:id="list1118626540539" text:continue-list="list3008161402267398567" text:style-name="L3">
        <text:list-item>
          <text:p text:style-name="P6">Sends:</text:p>
        </text:list-item>
      </text:list>
      <text:list xml:id="list7922661401002484264" text:style-name="L5">
        <text:list-item>
          <text:p text:style-name="P22">RPM (10 bits),</text:p>
        </text:list-item>
        <text:list-item>
          <text:p text:style-name="P22">Gears (8 bits),</text:p>
        </text:list-item>
        <text:list-item>
          <text:p text:style-name="P22">ASR Warning (1 bit) if speed difference between the speed of the drive wheels and the speed of the non-driven is greater than 15 km/h,</text:p>
        </text:list-item>
        <text:list-item>
          <text:p text:style-name="P22">Alive Signal (1 bit),</text:p>
        </text:list-item>
        <text:list-item>
          <text:p text:style-name="P22">Error Message (1 bit) if ECU2 is not present.</text:p>
        </text:list-item>
      </text:list>
      <text:p text:style-name="P1"/>
      <text:p text:style-name="P4">ECU2:</text:p>
      <text:list xml:id="list6678329049327104883" text:style-name="L6">
        <text:list-item>
          <text:p text:style-name="P7">Receives:</text:p>
        </text:list-item>
      </text:list>
      <text:list xml:id="list2125712875984763827" text:style-name="L7">
        <text:list-item>
          <text:p text:style-name="P23">Light Sensor Value (10 bits) (from ECU0),</text:p>
        </text:list-item>
        <text:list-item>
          <text:p text:style-name="P23">Alive Signal (1 bit) (from ECU3).</text:p>
        </text:list-item>
        <text:list-item>
          <text:p text:style-name="P8">Sends:</text:p>
        </text:list-item>
      </text:list>
      <text:list xml:id="list950476132266219001" text:style-name="L8">
        <text:list-item>
          <text:p text:style-name="P13">Non-Driven Wheels Speed (10 bits),</text:p>
        </text:list-item>
        <text:list-item>
          <text:p text:style-name="P13">Light States (6 bits),</text:p>
        </text:list-item>
        <text:list-item>
          <text:p text:style-name="P14">Alive Signal (1 bit),</text:p>
        </text:list-item>
        <text:list-item>
          <text:p text:style-name="P14">Error Message (1 bit) if ECU3 is not present.</text:p>
        </text:list-item>
      </text:list>
      <text:p text:style-name="P1"/>
      <text:p text:style-name="P4">ECU3:</text:p>
      <text:list xml:id="list496358468897604007" text:style-name="L9">
        <text:list-item>
          <text:p text:style-name="P9">Receives:</text:p>
        </text:list-item>
      </text:list>
      <text:list xml:id="list5273431533657033096" text:style-name="L10">
        <text:list-item>
          <text:p text:style-name="P24">Speed (10 bits)<text:span text:style-name="T2"> </text:span>(from ECU4)<text:bookmark-start text:name="__DdeLink__22_372298370"/> <text:span text:style-name="T2">(M_ID = 0x502)</text:span><text:bookmark-end text:name="__DdeLink__22_372298370"/>,</text:p>
        </text:list-item>
        <text:list-item>
          <text:p text:style-name="P24">Door<text:span text:style-name="T2">s</text:span> (2 bits) (from ECU0) <text:span text:style-name="T2">(M_ID = 0x102)</text:span>,</text:p>
        </text:list-item>
        <text:list-item>
          <text:p text:style-name="P24">Alive Signal (1 bit) (from ECU4) <text:span text:style-name="T2">(M_ID = 0x504)</text:span>.</text:p>
        </text:list-item>
        <text:list-item>
          <text:p text:style-name="P10">Sends:</text:p>
        </text:list-item>
      </text:list>
      <text:list xml:id="list8408723284678093708" text:style-name="L11">
        <text:list-item>
          <text:p text:style-name="P15">Fuel Level (10 bits) <text:span text:style-name="T2">(M_ID = 0x401)</text:span>,</text:p>
        </text:list-item>
        <text:list-item>
          <text:p text:style-name="P15">Indicator Switch (3 bits) <text:span text:style-name="T2">(M_ID = 0x402)</text:span>,</text:p>
        </text:list-item>
        <text:list-item>
          <text:p text:style-name="P15">Door Status (<text:span text:style-name="T1">3</text:span> bits) <text:span text:style-name="T1">(including </text:span>Open Door Warning (1 bit)<text:span text:style-name="T1">)</text:span> <text:span text:style-name="T2">(M_ID = 0x403)</text:span>,</text:p>
        </text:list-item>
        <text:list-item>
          <text:p text:style-name="P15">Alive Signal (1 bit) <text:span text:style-name="T2">(M_ID = 0x404)</text:span>,</text:p>
        </text:list-item>
        <text:list-item>
          <text:p text:style-name="P15">Error Message (1 bit) if ECU4 is not present <text:span text:style-name="T2">(M_ID = 0x405<text:tab/>)</text:span>.</text:p>
        </text:list-item>
      </text:list>
      <text:p text:style-name="P1"/>
      <text:p text:style-name="P1"/>
      <text:p text:style-name="P1"><text:soft-page-break/></text:p>
      <text:p text:style-name="P1"/>
      <text:p text:style-name="P4">ECU4:</text:p>
      <text:list xml:id="list915073475609623235" text:style-name="L12">
        <text:list-item>
          <text:p text:style-name="P11">Receives:</text:p>
        </text:list-item>
      </text:list>
      <text:list xml:id="list2099319807741066011" text:style-name="L13">
        <text:list-item>
          <text:p text:style-name="P25">Gears (8 bits) (from ECU1),</text:p>
        </text:list-item>
        <text:list-item>
          <text:p text:style-name="P25">RPM (10 bits) (from ECU1),</text:p>
        </text:list-item>
        <text:list-item>
          <text:p text:style-name="P25">Alive Signal (1 bit) (from ECU0).</text:p>
        </text:list-item>
      </text:list>
      <text:list xml:id="list6511562401705547794" text:style-name="L14">
        <text:list-item>
          <text:p text:style-name="P12">Sends:</text:p>
        </text:list-item>
      </text:list>
      <text:list xml:id="list4449845199275384967" text:style-name="L15">
        <text:list-item>
          <text:p text:style-name="P26">Engine Coolant Temperature (10 bits),</text:p>
        </text:list-item>
        <text:list-item>
          <text:p text:style-name="P26">Headlight Switch (3 bits),</text:p>
        </text:list-item>
        <text:list-item>
          <text:p text:style-name="P26">Speed (10 bits),</text:p>
        </text:list-item>
        <text:list-item>
          <text:p text:style-name="P26">Alive Signal (1 bit),</text:p>
        </text:list-item>
        <text:list-item>
          <text:p text:style-name="P26">Error Message (1 bit) if ECU0 is not present.</text:p>
        </text:list-item>
      </text:list>
      <text:p text:style-name="P1"/>
      <text:p text:style-name="P1"/>
      <text:p text:style-name="P2">Messages Received:</text:p>
      <text:list xml:id="list3707176303175675250" text:style-name="L16">
        <text:list-item>
          <text:p text:style-name="P17"><text:s text:c="2"/>Alive Signals (by ECU0 from ECU1) (by ECU1 from ECU2) (by ECU2 from ECU3) (by ECU3 from ECU4) (by ECU4 from ECU0)</text:p>
        </text:list-item>
        <text:list-item>
          <text:p text:style-name="P17"><text:s text:c="2"/>Fuel Level (by ECU0 from ECU3)</text:p>
        </text:list-item>
        <text:list-item>
          <text:p text:style-name="P17"><text:s text:c="2"/>Engine Coolant Temperature (by ECU0 from ECU4)</text:p>
        </text:list-item>
        <text:list-item>
          <text:p text:style-name="P17"><text:s text:c="2"/>Speed (by ECU1 from ECU4) (by ECU3 from ECU4)</text:p>
        </text:list-item>
        <text:list-item>
          <text:p text:style-name="P17"><text:s text:c="2"/>Non-Driven Wheels Speed (by ECU1 from ECU2)</text:p>
        </text:list-item>
        <text:list-item>
          <text:p text:style-name="P17"><text:s text:c="2"/>Light Sensor Value (by ECU2 from ECU0)</text:p>
        </text:list-item>
        <text:list-item>
          <text:p text:style-name="P17"><text:s text:c="2"/>Door Status (by ECU3 from ECU0)</text:p>
        </text:list-item>
        <text:list-item>
          <text:p text:style-name="P17"><text:s text:c="2"/>Gears (by ECU4 from ECU1)</text:p>
        </text:list-item>
        <text:list-item>
          <text:p text:style-name="P17"><text:s text:c="2"/>RPM (by ECU4 from ECU1)</text:p>
        </text:list-item>
      </text:list>
      <text:p text:style-name="P1"/>
      <text:p text:style-name="P3">Messages Sent:</text:p>
      <text:list xml:id="list3504464590935183790" text:style-name="L17">
        <text:list-item>
          <text:p text:style-name="P18"><text:s text:c="2"/>Alive Signals (by ALL ECUs)</text:p>
        </text:list-item>
        <text:list-item>
          <text:p text:style-name="P18"><text:s text:c="2"/>Error Messages if ECUs are not present (by ALL ECUs)</text:p>
        </text:list-item>
        <text:list-item>
          <text:p text:style-name="P18"><text:s text:c="2"/>Light Sensor Value (by ECU0)</text:p>
        </text:list-item>
        <text:list-item>
          <text:p text:style-name="P18"><text:s text:c="2"/>Door Statuses (by ECU0 and ECU3)</text:p>
        </text:list-item>
        <text:list-item>
          <text:p text:style-name="P18"><text:s text:c="2"/>Fuel Level Warning (by ECU0)</text:p>
        </text:list-item>
        <text:list-item>
          <text:p text:style-name="P18"><text:s text:c="2"/>Engine Cooling Warning (by ECU0)</text:p>
        </text:list-item>
        <text:list-item>
          <text:p text:style-name="P18"><text:s text:c="2"/>RPM (by ECU1)</text:p>
        </text:list-item>
        <text:list-item>
          <text:p text:style-name="P18"><text:s text:c="2"/>Gears (by ECU1)</text:p>
        </text:list-item>
        <text:list-item>
          <text:p text:style-name="P18"><text:s text:c="2"/>ASR Warning (by ECU1)</text:p>
        </text:list-item>
        <text:list-item>
          <text:p text:style-name="P18"><text:s text:c="2"/>Non-Driven Wheels Speed (by ECU2)</text:p>
        </text:list-item>
        <text:list-item>
          <text:p text:style-name="P18"><text:s text:c="2"/>Light States (by ECU2)</text:p>
        </text:list-item>
        <text:list-item>
          <text:p text:style-name="P18"><text:s text:c="2"/>Fuel Level (by ECU3)</text:p>
        </text:list-item>
        <text:list-item>
          <text:p text:style-name="P18"><text:s text:c="2"/>Indicator Switch (by ECU3)</text:p>
        </text:list-item>
        <text:list-item>
          <text:p text:style-name="P18"><text:s text:c="2"/>Open Door Warning (by ECU3)</text:p>
        </text:list-item>
        <text:list-item>
          <text:p text:style-name="P18"><text:s text:c="2"/>Engine Coolant Temperature (by ECU4)</text:p>
        </text:list-item>
        <text:list-item>
          <text:p text:style-name="P18"><text:s text:c="2"/>Headlight Switch (by ECU4)</text:p>
        </text:list-item>
        <text:list-item>
          <text:p text:style-name="P18"><text:s text:c="2"/>Speed (by ECU4)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a Harradi</meta:initial-creator>
    <meta:creation-date>2015-11-24T23:48:12.552675988</meta:creation-date>
    <dc:date>2015-11-26T00:11:17.329056777</dc:date>
    <dc:creator>Reda Harradi</dc:creator>
    <meta:editing-duration>PT29M52S</meta:editing-duration>
    <meta:editing-cycles>5</meta:editing-cycles>
    <meta:generator>LibreOffice/4.2.6.3$Linux_X86_64 LibreOffice_project/420$Build-3</meta:generator>
    <meta:document-statistic meta:table-count="0" meta:image-count="0" meta:object-count="0" meta:page-count="2" meta:paragraph-count="82" meta:word-count="508" meta:character-count="2535" meta:non-whitespace-character-count="2130"/>
  </office:meta>
</office:document-meta>
</file>